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6.902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10.089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2.633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5.211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3.852cm"/>
    </style:style>
    <style:style style:name="co16" style:family="table-column">
      <style:table-column-properties fo:break-before="auto" style:column-width="2.605cm"/>
    </style:style>
    <style:style style:name="co17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6"/>
        <table:table-column table:style-name="co12" table:default-cell-style-name="ce6"/>
        <table:table-column table:style-name="co13" table:default-cell-style-name="ce3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4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1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6.4" calcext:value-type="float">
            <text:p>456,4</text:p>
          </table:table-cell>
          <table:table-cell table:style-name="ce5" office:value-type="float" office:value="272.3" calcext:value-type="float">
            <text:p>272,3</text:p>
          </table:table-cell>
          <table:table-cell table:style-name="ce2"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78.25" calcext:value-type="float">
            <text:p>1578,25</text:p>
          </table:table-cell>
          <table:table-cell table:style-name="ce5" office:value-type="float" office:value="42.62" calcext:value-type="float">
            <text:p>42,6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table:style-name="ce2"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20.9" calcext:value-type="float">
            <text:p>1120,9</text:p>
          </table:table-cell>
          <table:table-cell table:style-name="ce5" office:value-type="float" office:value="84.75" calcext:value-type="float">
            <text:p>84,7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43.11" calcext:value-type="float">
            <text:p>643,11</text:p>
          </table:table-cell>
          <table:table-cell table:style-name="ce5" office:value-type="float" office:value="15.95" calcext:value-type="float">
            <text:p>15,9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34.6" calcext:value-type="float">
            <text:p>134,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table:style-name="ce2"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697.5" calcext:value-type="float">
            <text:p>697,5</text:p>
          </table:table-cell>
          <table:table-cell table:style-name="ce2"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2" calcext:value-type="float">
            <text:p>4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930.79" calcext:value-type="float">
            <text:p>930,79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table:style-name="ce2"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53.94" calcext:value-type="float">
            <text:p>953,94</text:p>
          </table:table-cell>
          <table:table-cell table:style-name="ce5" office:value-type="float" office:value="52.7" calcext:value-type="float">
            <text:p>5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34.4" calcext:value-type="float">
            <text:p>34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104.81" calcext:value-type="float">
            <text:p>1104,81</text:p>
          </table:table-cell>
          <table:table-cell table:style-name="ce5" office:value-type="float" office:value="34.6" calcext:value-type="float">
            <text:p>34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43.8" calcext:value-type="float">
            <text:p>4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44.5" calcext:value-type="float">
            <text:p>44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24.36" calcext:value-type="float">
            <text:p>24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07.6" calcext:value-type="float">
            <text:p>10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37.15" calcext:value-type="float">
            <text:p>37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37.25" calcext:value-type="float">
            <text:p>37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43.85" calcext:value-type="float">
            <text:p>43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93.77" calcext:value-type="float">
            <text:p>1693,77</text:p>
          </table:table-cell>
          <table:table-cell table:style-name="ce5" office:value-type="float" office:value="73.2" calcext:value-type="float">
            <text:p>73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93.77" calcext:value-type="float">
            <text:p>1693,77</text:p>
          </table:table-cell>
          <table:table-cell table:style-name="ce5" office:value-type="float" office:value="77.55" calcext:value-type="float">
            <text:p>77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776.8" calcext:value-type="float">
            <text:p>9776,8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19.87" calcext:value-type="float">
            <text:p>419,87</text:p>
          </table:table-cell>
          <table:table-cell table:style-name="ce5" office:value-type="float" office:value="18.1" calcext:value-type="float">
            <text:p>1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5882" calcext:value-type="float">
            <text:p>1588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66.22" calcext:value-type="float">
            <text:p>66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table:style-name="ce5" office:value-type="float" office:value="1273.75" calcext:value-type="float">
            <text:p>1273,75</text:p>
          </table:table-cell>
          <table:table-cell table:style-name="ce5" office:value-type="float" office:value="32.04" calcext:value-type="float">
            <text:p>32,0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55" calcext:value-type="float">
            <text:p>1255</text:p>
          </table:table-cell>
          <table:table-cell table:style-name="ce5" office:value-type="float" office:value="34.9" calcext:value-type="float">
            <text:p>3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87.4" calcext:value-type="float">
            <text:p>8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66.08" calcext:value-type="float">
            <text:p>66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8" calcext:value-type="float">
            <text:p>6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7.5" calcext:value-type="float">
            <text:p>87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67.8" calcext:value-type="float">
            <text:p>67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87.5" calcext:value-type="float">
            <text:p>87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42.7" calcext:value-type="float">
            <text:p>4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37.25" calcext:value-type="float">
            <text:p>137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table:style-name="ce5" office:value-type="float" office:value="5196.9" calcext:value-type="float">
            <text:p>5196,9</text:p>
          </table:table-cell>
          <table:table-cell table:style-name="ce5" office:value-type="float" office:value="129.39" calcext:value-type="float">
            <text:p>129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120" calcext:value-type="float">
            <text:p>112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34.89" calcext:value-type="float">
            <text:p>1334,89</text:p>
          </table:table-cell>
          <table:table-cell table:style-name="ce5" office:value-type="float" office:value="71.2" calcext:value-type="float">
            <text:p>7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8.8" calcext:value-type="float">
            <text:p>1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6.2" calcext:value-type="float">
            <text:p>856,2</text:p>
          </table:table-cell>
          <table:table-cell table:style-name="ce5" office:value-type="float" office:value="85.63" calcext:value-type="float">
            <text:p>85,6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4.8" calcext:value-type="float">
            <text:p>74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6.71" calcext:value-type="float">
            <text:p>1016,71</text:p>
          </table:table-cell>
          <table:table-cell table:style-name="ce5" office:value-type="float" office:value="73.3" calcext:value-type="float">
            <text:p>7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89.15" calcext:value-type="float">
            <text:p>89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table:style-name="ce5" office:value-type="float" office:value="1587.92" calcext:value-type="float">
            <text:p>1587,92</text:p>
          </table:table-cell>
          <table:table-cell table:style-name="ce5" office:value-type="float" office:value="72.45" calcext:value-type="float">
            <text:p>72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table:style-name="ce5" office:value-type="float" office:value="1587.92" calcext:value-type="float">
            <text:p>1587,92</text:p>
          </table:table-cell>
          <table:table-cell table:style-name="ce5" office:value-type="float" office:value="72.45" calcext:value-type="float">
            <text:p>72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85.5" calcext:value-type="float">
            <text:p>85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81.69" calcext:value-type="float">
            <text:p>3281,69</text:p>
          </table:table-cell>
          <table:table-cell table:style-name="ce5" office:value-type="float" office:value="18.8" calcext:value-type="float">
            <text:p>1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table:style-name="ce5" office:value-type="float" office:value="3212.92" calcext:value-type="float">
            <text:p>3212,92</text:p>
          </table:table-cell>
          <table:table-cell table:style-name="ce5" office:value-type="float" office:value="64.7" calcext:value-type="float">
            <text:p>6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44.56" calcext:value-type="float">
            <text:p>244,56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95.22" calcext:value-type="float">
            <text:p>95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94.32" calcext:value-type="float">
            <text:p>594,32</text:p>
          </table:table-cell>
          <table:table-cell table:style-name="ce5" office:value-type="float" office:value="209.63" calcext:value-type="float">
            <text:p>209,6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3.71" calcext:value-type="float">
            <text:p>53,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83" calcext:value-type="float">
            <text:p>1783</text:p>
          </table:table-cell>
          <table:table-cell table:style-name="ce5" office:value-type="float" office:value="47.11" calcext:value-type="float">
            <text:p>47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573.36" calcext:value-type="float">
            <text:p>573,36</text:p>
          </table:table-cell>
          <table:table-cell table:style-name="ce5" office:value-type="float" office:value="142.4" calcext:value-type="float">
            <text:p>14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2328.68" calcext:value-type="float">
            <text:p>12328,68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9.8" calcext:value-type="float">
            <text:p>2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3.9" calcext:value-type="float">
            <text:p>23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45.6" calcext:value-type="float">
            <text:p>45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831.91" calcext:value-type="float">
            <text:p>2831,91</text:p>
          </table:table-cell>
          <table:table-cell table:style-name="ce5" office:value-type="float" office:value="47" calcext:value-type="float">
            <text:p>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468.51" calcext:value-type="float">
            <text:p>10468,5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40.17" calcext:value-type="float">
            <text:p>840,17</text:p>
          </table:table-cell>
          <table:table-cell table:style-name="ce5" office:value-type="float" office:value="72.5" calcext:value-type="float">
            <text:p>72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35" calcext:value-type="float">
            <text:p>1435</text:p>
          </table:table-cell>
          <table:table-cell table:style-name="ce5" office:value-type="float" office:value="99.05" calcext:value-type="float">
            <text:p>99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29.19" calcext:value-type="float">
            <text:p>529,19</text:p>
          </table:table-cell>
          <table:table-cell table:style-name="ce5" office:value-type="float" office:value="1414" calcext:value-type="float">
            <text:p>1414</text:p>
          </table:table-cell>
          <table:table-cell table:style-name="ce2"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725.85" calcext:value-type="float">
            <text:p>725,85</text:p>
          </table:table-cell>
          <table:table-cell table:style-name="ce5" office:value-type="float" office:value="14.8" calcext:value-type="float">
            <text:p>14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9.55" calcext:value-type="float">
            <text:p>209,55</text:p>
          </table:table-cell>
          <table:table-cell table:style-name="ce5" office:value-type="float" office:value="978.5" calcext:value-type="float">
            <text:p>97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4839.79" calcext:value-type="float">
            <text:p>4839,7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65.26" calcext:value-type="float">
            <text:p>465,26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75.42" calcext:value-type="float">
            <text:p>475,42</text:p>
          </table:table-cell>
          <table:table-cell table:style-name="ce5" office:value-type="float" office:value="120.47" calcext:value-type="float">
            <text:p>120,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15.34" calcext:value-type="float">
            <text:p>415,34</text:p>
          </table:table-cell>
          <table:table-cell table:style-name="ce5" office:value-type="float" office:value="20.44" calcext:value-type="float">
            <text:p>20,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23.02" calcext:value-type="float">
            <text:p>623,02</text:p>
          </table:table-cell>
          <table:table-cell table:style-name="ce5" office:value-type="float" office:value="6.93" calcext:value-type="float">
            <text:p>6,9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15.34" calcext:value-type="float">
            <text:p>415,34</text:p>
          </table:table-cell>
          <table:table-cell table:style-name="ce5" office:value-type="float" office:value="21.77" calcext:value-type="float">
            <text:p>2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table:style-name="ce5" office:value-type="float" office:value="489.49" calcext:value-type="float">
            <text:p>489,49</text:p>
          </table:table-cell>
          <table:table-cell table:style-name="ce5" office:value-type="float" office:value="125.92" calcext:value-type="float">
            <text:p>125,9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51.69" calcext:value-type="float">
            <text:p>451,69</text:p>
          </table:table-cell>
          <table:table-cell table:style-name="ce5" office:value-type="float" office:value="6.95" calcext:value-type="float">
            <text:p>6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1.44" calcext:value-type="float">
            <text:p>451,44</text:p>
          </table:table-cell>
          <table:table-cell table:style-name="ce5" office:value-type="float" office:value="32.6" calcext:value-type="float">
            <text:p>32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0.69" calcext:value-type="float">
            <text:p>830,69</text:p>
          </table:table-cell>
          <table:table-cell table:style-name="ce5" office:value-type="float" office:value="10.73" calcext:value-type="float">
            <text:p>10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0.69" calcext:value-type="float">
            <text:p>830,69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10.73" calcext:value-type="float">
            <text:p>10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27.81" calcext:value-type="float">
            <text:p>427,81</text:p>
          </table:table-cell>
          <table:table-cell table:style-name="ce5" office:value-type="float" office:value="22.05" calcext:value-type="float">
            <text:p>22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6146.79" calcext:value-type="float">
            <text:p>6146,7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635.16" calcext:value-type="float">
            <text:p>635,16</text:p>
          </table:table-cell>
          <table:table-cell table:style-name="ce5" office:value-type="float" office:value="52.65" calcext:value-type="float">
            <text:p>5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799.64" calcext:value-type="float">
            <text:p>1799,64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2.25" calcext:value-type="float">
            <text:p>4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65.02" calcext:value-type="float">
            <text:p>65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950.5" calcext:value-type="float">
            <text:p>950,5</text:p>
          </table:table-cell>
          <table:table-cell table:style-name="ce5" office:value-type="float" office:value="75.75" calcext:value-type="float">
            <text:p>75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48.35" calcext:value-type="float">
            <text:p>48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22.53" calcext:value-type="float">
            <text:p>1722,53</text:p>
          </table:table-cell>
          <table:table-cell table:style-name="ce5" office:value-type="float" office:value="36.4" calcext:value-type="float">
            <text:p>36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141.71" calcext:value-type="float">
            <text:p>141,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28.1" calcext:value-type="float">
            <text:p>428,1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table:style-name="ce5" office:value-type="float" office:value="2803.57" calcext:value-type="float">
            <text:p>2803,5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2.3" calcext:value-type="float">
            <text:p>7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67.93" calcext:value-type="float">
            <text:p>1567,93</text:p>
          </table:table-cell>
          <table:table-cell table:style-name="ce5" office:value-type="float" office:value="65.65" calcext:value-type="float">
            <text:p>65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23.45" calcext:value-type="float">
            <text:p>423,45</text:p>
          </table:table-cell>
          <table:table-cell table:style-name="ce5" office:value-type="float" office:value="83.3" calcext:value-type="float">
            <text:p>8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2.65" calcext:value-type="float">
            <text:p>2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.44" calcext:value-type="float">
            <text:p>902,44</text:p>
          </table:table-cell>
          <table:table-cell table:style-name="ce5" office:value-type="float" office:value="70.03" calcext:value-type="float">
            <text:p>70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1661.38" calcext:value-type="float">
            <text:p>1661,38</text:p>
          </table:table-cell>
          <table:table-cell table:style-name="ce5" office:value-type="float" office:value="75.25" calcext:value-type="float">
            <text:p>75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26" calcext:value-type="float">
            <text:p>1426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1.84" calcext:value-type="float">
            <text:p>851,84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5882.38" calcext:value-type="float">
            <text:p>15882,38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76.42" calcext:value-type="float">
            <text:p>576,42</text:p>
          </table:table-cell>
          <table:table-cell table:style-name="ce5" office:value-type="float" office:value="11.02" calcext:value-type="float">
            <text:p>11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426.6" calcext:value-type="float">
            <text:p>1426,6</text:p>
          </table:table-cell>
          <table:table-cell table:style-name="ce5" office:value-type="float" office:value="71.6" calcext:value-type="float">
            <text:p>71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71.65" calcext:value-type="float">
            <text:p>7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05.5" calcext:value-type="float">
            <text:p>1905,5</text:p>
          </table:table-cell>
          <table:table-cell table:style-name="ce5" office:value-type="float" office:value="72.4" calcext:value-type="float">
            <text:p>7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71.65" calcext:value-type="float">
            <text:p>7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30.4" calcext:value-type="float">
            <text:p>30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49.3" calcext:value-type="float">
            <text:p>49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0.85" calcext:value-type="float">
            <text:p>140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6.4" calcext:value-type="float">
            <text:p>106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56.2" calcext:value-type="float">
            <text:p>856,2</text:p>
          </table:table-cell>
          <table:table-cell table:style-name="ce5" office:value-type="float" office:value="2.7" calcext:value-type="float">
            <text:p>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952.74" calcext:value-type="float">
            <text:p>952,74</text:p>
          </table:table-cell>
          <table:table-cell table:style-name="ce5" office:value-type="float" office:value="95.4" calcext:value-type="float">
            <text:p>95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25.01" calcext:value-type="float">
            <text:p>25,0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.51" calcext:value-type="float">
            <text:p>0,51</text:p>
          </table:table-cell>
          <table:table-cell table:style-name="ce5" office:value-type="float" office:value="98.6" calcext:value-type="float">
            <text:p>98,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2.51" calcext:value-type="float">
            <text:p>72,5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19.75" calcext:value-type="float">
            <text:p>19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9.6" calcext:value-type="float">
            <text:p>59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14.95" calcext:value-type="float">
            <text:p>1714,95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77.6" calcext:value-type="float">
            <text:p>7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77.6" calcext:value-type="float">
            <text:p>7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1712.4" calcext:value-type="float">
            <text:p>1712,4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1712.4" calcext:value-type="float">
            <text:p>1712,4</text:p>
          </table:table-cell>
          <table:table-cell table:style-name="ce5" office:value-type="float" office:value="71.85" calcext:value-type="float">
            <text:p>71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820" calcext:value-type="float">
            <text:p>2820</text:p>
          </table:table-cell>
          <table:table-cell table:style-name="ce5" office:value-type="float" office:value="74.85" calcext:value-type="float">
            <text:p>74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2473.31" calcext:value-type="float">
            <text:p>12473,3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61.46" calcext:value-type="float">
            <text:p>61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81.7" calcext:value-type="float">
            <text:p>81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553" calcext:value-type="float">
            <text:p>2553</text:p>
          </table:table-cell>
          <table:table-cell table:style-name="ce5" office:value-type="float" office:value="82.25" calcext:value-type="float">
            <text:p>8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4.7" calcext:value-type="float">
            <text:p>16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99.5" calcext:value-type="float">
            <text:p>99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58.83" calcext:value-type="float">
            <text:p>958,83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94.12" calcext:value-type="float">
            <text:p>1194,12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5.24" calcext:value-type="float">
            <text:p>1015,24</text:p>
          </table:table-cell>
          <table:table-cell table:style-name="ce5" office:value-type="float" office:value="49.1" calcext:value-type="float">
            <text:p>4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67.41" calcext:value-type="float">
            <text:p>67,4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71.77" calcext:value-type="float">
            <text:p>7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58.83" calcext:value-type="float">
            <text:p>958,83</text:p>
          </table:table-cell>
          <table:table-cell table:style-name="ce5" office:value-type="float" office:value="66.5" calcext:value-type="float">
            <text:p>6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56.22" calcext:value-type="float">
            <text:p>856,22</text:p>
          </table:table-cell>
          <table:table-cell table:style-name="ce5" office:value-type="float" office:value="214.36" calcext:value-type="float">
            <text:p>214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27.27" calcext:value-type="float">
            <text:p>927,27</text:p>
          </table:table-cell>
          <table:table-cell table:style-name="ce5" office:value-type="float" office:value="14.03" calcext:value-type="float">
            <text:p>14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48.1" calcext:value-type="float">
            <text:p>4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9.8" calcext:value-type="float">
            <text:p>6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80.7" calcext:value-type="float">
            <text:p>80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80" calcext:value-type="float">
            <text:p>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95.02" calcext:value-type="float">
            <text:p>95,0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06.42" calcext:value-type="float">
            <text:p>106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87.3" calcext:value-type="float">
            <text:p>87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83.11" calcext:value-type="float">
            <text:p>83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11" calcext:value-type="float">
            <text:p>1211</text:p>
          </table:table-cell>
          <table:table-cell table:style-name="ce5" office:value-type="float" office:value="32.11" calcext:value-type="float">
            <text:p>32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7259.68" calcext:value-type="float">
            <text:p>7259,68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83.04" calcext:value-type="float">
            <text:p>883,04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40.3" calcext:value-type="float">
            <text:p>40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42.18" calcext:value-type="float">
            <text:p>842,18</text:p>
          </table:table-cell>
          <table:table-cell table:style-name="ce5" office:value-type="float" office:value="58.26" calcext:value-type="float">
            <text:p>58,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942.57" calcext:value-type="float">
            <text:p>942,57</text:p>
          </table:table-cell>
          <table:table-cell table:style-name="ce5" office:value-type="float" office:value="164.9" calcext:value-type="float">
            <text:p>16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939.72" calcext:value-type="float">
            <text:p>939,72</text:p>
          </table:table-cell>
          <table:table-cell table:style-name="ce5" office:value-type="float" office:value="164.9" calcext:value-type="float">
            <text:p>16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0.43" calcext:value-type="float">
            <text:p>0,43</text:p>
          </table:table-cell>
          <table:table-cell table:style-name="ce5" office:value-type="float" office:value="275.54" calcext:value-type="float">
            <text:p>275,5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13.8" calcext:value-type="float">
            <text:p>41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1256" calcext:value-type="float">
            <text:p>1256</text:p>
          </table:table-cell>
          <table:table-cell table:style-name="ce5" office:value-type="float" office:value="277.4" calcext:value-type="float">
            <text:p>27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26620" calcext:value-type="float">
            <text:p>2662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776.8" calcext:value-type="float">
            <text:p>9776,8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478.61" calcext:value-type="float">
            <text:p>1478,61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table:style-name="ce5" office:value-type="float" office:value="1048.53" calcext:value-type="float">
            <text:p>1048,53</text:p>
          </table:table-cell>
          <table:table-cell table:style-name="ce5" office:value-type="float" office:value="74.13" calcext:value-type="float">
            <text:p>74,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66.45" calcext:value-type="float">
            <text:p>1466,45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825.2" calcext:value-type="float">
            <text:p>9825,2</text:p>
          </table:table-cell>
          <table:table-cell table:style-name="ce5" office:value-type="float" office:value="0.5" calcext:value-type="float">
            <text:p>0,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8.13" calcext:value-type="float">
            <text:p>18,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24.2" calcext:value-type="float">
            <text:p>24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65.3" calcext:value-type="float">
            <text:p>465,3</text:p>
          </table:table-cell>
          <table:table-cell table:style-name="ce5" office:value-type="float" office:value="21.1" calcext:value-type="float">
            <text:p>21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24.22" calcext:value-type="float">
            <text:p>24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02.44" calcext:value-type="float">
            <text:p>902,44</text:p>
          </table:table-cell>
          <table:table-cell table:style-name="ce5" office:value-type="float" office:value="12.84" calcext:value-type="float">
            <text:p>12,8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table:style-name="ce2"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78.5" calcext:value-type="float">
            <text:p>7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49.4" calcext:value-type="float">
            <text:p>4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31.09" calcext:value-type="float">
            <text:p>831,09</text:p>
          </table:table-cell>
          <table:table-cell table:style-name="ce5" office:value-type="float" office:value="180" calcext:value-type="float">
            <text:p>1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23.71" calcext:value-type="float">
            <text:p>1423,71</text:p>
          </table:table-cell>
          <table:table-cell table:style-name="ce5" office:value-type="float" office:value="39.4" calcext:value-type="float">
            <text:p>3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410" calcext:value-type="float">
            <text:p>1410</text:p>
          </table:table-cell>
          <table:table-cell table:style-name="ce5" office:value-type="float" office:value="88.5" calcext:value-type="float">
            <text:p>88,5</text:p>
          </table:table-cell>
          <table:table-cell table:style-name="ce2" office:value-type="string" calcext:value-type="string">
            <text:p>1.2.2022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39" calcext:value-type="float">
            <text:p>1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office:value-type="float" office:value="555.5" calcext:value-type="float">
            <text:p>555,5</text:p>
          </table:table-cell>
          <table:table-cell table:style-name="ce2"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20.98" calcext:value-type="float">
            <text:p>320,98</text:p>
          </table:table-cell>
          <table:table-cell table:style-name="ce5" office:value-type="float" office:value="82.3" calcext:value-type="float">
            <text:p>8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2178" calcext:value-type="float">
            <text:p>2178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7252.57" calcext:value-type="float">
            <text:p>7252,57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722.58" calcext:value-type="float">
            <text:p>722,58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neurčití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4148.56" calcext:value-type="float">
            <text:p>4148,56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3512.75" calcext:value-type="float">
            <text:p>3512,75</text:p>
          </table:table-cell>
          <table:table-cell table:style-name="ce5" office:value-type="float" office:value="31" calcext:value-type="float">
            <text:p>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1.04" calcext:value-type="float">
            <text:p>451,04</text:p>
          </table:table-cell>
          <table:table-cell table:style-name="ce5" office:value-type="float" office:value="874.06" calcext:value-type="float">
            <text:p>874,0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50.57" calcext:value-type="float">
            <text:p>650,57</text:p>
          </table:table-cell>
          <table:table-cell table:style-name="ce5" office:value-type="float" office:value="361.47" calcext:value-type="float">
            <text:p>361,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335.8" calcext:value-type="float">
            <text:p>335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62.59" calcext:value-type="float">
            <text:p>462,59</text:p>
          </table:table-cell>
          <table:table-cell table:style-name="ce5" office:value-type="float" office:value="80.02" calcext:value-type="float">
            <text:p>80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46.6" calcext:value-type="float">
            <text:p>46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table:style-name="ce5" office:value-type="float" office:value="441.33" calcext:value-type="float">
            <text:p>441,33</text:p>
          </table:table-cell>
          <table:table-cell table:style-name="ce5" office:value-type="float" office:value="216.61" calcext:value-type="float">
            <text:p>216,6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table:style-name="ce2"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700" calcext:value-type="float">
            <text:p>2700</text:p>
          </table:table-cell>
          <table:table-cell table:style-name="ce5" office:value-type="float" office:value="691.31" calcext:value-type="float">
            <text:p>691,3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350" calcext:value-type="float">
            <text:p>6350</text:p>
          </table:table-cell>
          <table:table-cell table:style-name="ce5" office:value-type="float" office:value="106.18" calcext:value-type="float">
            <text:p>106,1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8100" calcext:value-type="float">
            <text:p>38100</text:p>
          </table:table-cell>
          <table:table-cell table:style-name="ce5" office:value-type="float" office:value="46.16" calcext:value-type="float">
            <text:p>46,1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42.34" calcext:value-type="float">
            <text:p>442,34</text:p>
          </table:table-cell>
          <table:table-cell table:style-name="ce5" office:value-type="float" office:value="738.73" calcext:value-type="float">
            <text:p>738,73</text:p>
          </table:table-cell>
          <table:table-cell table:style-name="ce2"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table:style-name="ce2"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52" calcext:value-type="float">
            <text:p>8152</text:p>
          </table:table-cell>
          <table:table-cell table:style-name="ce5" office:value-type="float" office:value="103.89" calcext:value-type="float">
            <text:p>103,8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6" calcext:value-type="float">
            <text:p>4076</text:p>
          </table:table-cell>
          <table:table-cell table:style-name="ce5" office:value-type="float" office:value="162.53" calcext:value-type="float">
            <text:p>162,5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69.09" calcext:value-type="float">
            <text:p>69,0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89.04" calcext:value-type="float">
            <text:p>189,0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6" calcext:value-type="float">
            <text:p>4076</text:p>
          </table:table-cell>
          <table:table-cell table:style-name="ce5" office:value-type="float" office:value="60.16" calcext:value-type="float">
            <text:p>60,1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table:style-name="ce5" office:value-type="float" office:value="315.76" calcext:value-type="float">
            <text:p>315,76</text:p>
          </table:table-cell>
          <table:table-cell table:style-name="ce5" office:value-type="float" office:value="1334.16" calcext:value-type="float">
            <text:p>1334,16</text:p>
          </table:table-cell>
          <table:table-cell table:style-name="ce2"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27.7" calcext:value-type="float">
            <text:p>427,7</text:p>
          </table:table-cell>
          <table:table-cell table:style-name="ce5" office:value-type="float" office:value="2489.37" calcext:value-type="float">
            <text:p>2489,37</text:p>
          </table:table-cell>
          <table:table-cell table:style-name="ce2" office:value-type="string" calcext:value-type="string">
            <text:p>31.1.2015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table:style-name="ce5" office:value-type="float" office:value="101.9" calcext:value-type="float">
            <text:p>101,9</text:p>
          </table:table-cell>
          <table:table-cell table:style-name="ce5" office:value-type="float" office:value="108.89" calcext:value-type="float">
            <text:p>108,89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224.62" calcext:value-type="float">
            <text:p>224,62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61.25" calcext:value-type="float">
            <text:p>161,25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28.64" calcext:value-type="float">
            <text:p>128,64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101.9" calcext:value-type="float">
            <text:p>101,9</text:p>
          </table:table-cell>
          <table:table-cell table:style-name="ce5" office:value-type="float" office:value="95.24" calcext:value-type="float">
            <text:p>95,24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80.75" calcext:value-type="float">
            <text:p>180,75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64.37" calcext:value-type="float">
            <text:p>164,37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85.43" calcext:value-type="float">
            <text:p>185,43</text:p>
          </table:table-cell>
          <table:table-cell table:style-name="ce2"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table:style-name="ce2"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93.51" calcext:value-type="float">
            <text:p>93,51</text:p>
          </table:table-cell>
          <table:table-cell table:style-name="ce2"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97.85" calcext:value-type="float">
            <text:p>97,85</text:p>
          </table:table-cell>
          <table:table-cell table:style-name="ce2"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63.42" calcext:value-type="float">
            <text:p>163,42</text:p>
          </table:table-cell>
          <table:table-cell table:style-name="ce2"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78.41" calcext:value-type="float">
            <text:p>178,41</text:p>
          </table:table-cell>
          <table:table-cell table:style-name="ce5" office:value-type="float" office:value="1121" calcext:value-type="float">
            <text:p>112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824.58" calcext:value-type="float">
            <text:p>2824,58</text:p>
          </table:table-cell>
          <table:table-cell table:style-name="ce5" office:value-type="float" office:value="97" calcext:value-type="float">
            <text:p>9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21.33" calcext:value-type="float">
            <text:p>21,3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98.42" calcext:value-type="float">
            <text:p>198,42</text:p>
          </table:table-cell>
          <table:table-cell table:style-name="ce2"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233" calcext:value-type="float">
            <text:p>6233</text:p>
          </table:table-cell>
          <table:table-cell table:style-name="ce5" office:value-type="float" office:value="18.3" calcext:value-type="float">
            <text:p>18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836" calcext:value-type="float">
            <text:p>1836</text:p>
          </table:table-cell>
          <table:table-cell table:style-name="ce5" office:value-type="float" office:value="27.3" calcext:value-type="float">
            <text:p>27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144.4" calcext:value-type="float">
            <text:p>144,4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14" calcext:value-type="float">
            <text:p>8514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4230" calcext:value-type="float">
            <text:p>44230</text:p>
          </table:table-cell>
          <table:table-cell table:style-name="ce5" office:value-type="float" office:value="33.1" calcext:value-type="float">
            <text:p>33,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352" calcext:value-type="float">
            <text:p>4352</text:p>
          </table:table-cell>
          <table:table-cell table:style-name="ce5" office:value-type="float" office:value="278.3" calcext:value-type="float">
            <text:p>278,3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75.69" calcext:value-type="float">
            <text:p>75,69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18.6" calcext:value-type="float">
            <text:p>18,6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305.44" calcext:value-type="float">
            <text:p>305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7208" calcext:value-type="float">
            <text:p>7208</text:p>
          </table:table-cell>
          <table:table-cell table:style-name="ce5" office:value-type="float" office:value="41.2" calcext:value-type="float">
            <text:p>41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50.7" calcext:value-type="float">
            <text:p>150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3.6" calcext:value-type="float">
            <text:p>53,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69" calcext:value-type="float">
            <text:p>519,69</text:p>
          </table:table-cell>
          <table:table-cell table:style-name="ce5" office:value-type="float" office:value="263" calcext:value-type="float">
            <text:p>26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23.4" calcext:value-type="float">
            <text:p>23,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43.3" calcext:value-type="float">
            <text:p>4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office:value-type="float" office:value="220.37" calcext:value-type="float">
            <text:p>220,37</text:p>
          </table:table-cell>
          <table:table-cell table:style-name="ce2" office:value-type="string" calcext:value-type="string">
            <text:p>11.5.202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63.8" calcext:value-type="float">
            <text:p>2163,8</text:p>
          </table:table-cell>
          <table:table-cell table:style-name="ce5" office:value-type="float" office:value="113.31" calcext:value-type="float">
            <text:p>113,3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186.45" calcext:value-type="float">
            <text:p>186,4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282.44" calcext:value-type="float">
            <text:p>282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52.08" calcext:value-type="float">
            <text:p>252,08</text:p>
          </table:table-cell>
          <table:table-cell table:style-name="ce5" office:value-type="float" office:value="75.38" calcext:value-type="float">
            <text:p>75,38</text:p>
          </table:table-cell>
          <table:table-cell table:style-name="ce2"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76.72" calcext:value-type="float">
            <text:p>2076,72</text:p>
          </table:table-cell>
          <table:table-cell table:style-name="ce5" office:value-type="float" office:value="114.49" calcext:value-type="float">
            <text:p>114,4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16.67" calcext:value-type="float">
            <text:p>2616,67</text:p>
          </table:table-cell>
          <table:table-cell table:style-name="ce5" office:value-type="float" office:value="27.23" calcext:value-type="float">
            <text:p>27,2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67.47" calcext:value-type="float">
            <text:p>1267,47</text:p>
          </table:table-cell>
          <table:table-cell table:style-name="ce5" office:value-type="float" office:value="46.22" calcext:value-type="float">
            <text:p>46,2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929.91" calcext:value-type="float">
            <text:p>1929,91</text:p>
          </table:table-cell>
          <table:table-cell table:style-name="ce5" office:value-type="float" office:value="5.28" calcext:value-type="float">
            <text:p>5,2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157.06" calcext:value-type="float">
            <text:p>157,0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.58" calcext:value-type="float">
            <text:p>12,5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.16" calcext:value-type="float">
            <text:p>26,16</text:p>
          </table:table-cell>
          <table:table-cell table:style-name="ce5" office:value-type="float" office:value="458.7" calcext:value-type="float">
            <text:p>458,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table:style-name="ce2"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459" calcext:value-type="float">
            <text:p>11459</text:p>
          </table:table-cell>
          <table:table-cell table:style-name="ce5" office:value-type="float" office:value="314.75" calcext:value-type="float">
            <text:p>314,7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78" calcext:value-type="float">
            <text:p>2178</text:p>
          </table:table-cell>
          <table:table-cell table:style-name="ce5" office:value-type="float" office:value="45.05" calcext:value-type="float">
            <text:p>45,0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100" calcext:value-type="float">
            <text:p>32100</text:p>
          </table:table-cell>
          <table:table-cell table:style-name="ce5" office:value-type="float" office:value="106" calcext:value-type="float">
            <text:p>10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3.44" calcext:value-type="float">
            <text:p>123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41" calcext:value-type="float">
            <text:p>14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867" calcext:value-type="float">
            <text:p>5867</text:p>
          </table:table-cell>
          <table:table-cell table:style-name="ce5" office:value-type="float" office:value="123.5" calcext:value-type="float">
            <text:p>123,5</text:p>
          </table:table-cell>
          <table:table-cell table:style-name="ce2"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table:style-name="ce5" office:value-type="float" office:value="5867" calcext:value-type="float">
            <text:p>5867</text:p>
          </table:table-cell>
          <table:table-cell table:style-name="ce5" office:value-type="float" office:value="202.2" calcext:value-type="float">
            <text:p>202,2</text:p>
          </table:table-cell>
          <table:table-cell table:style-name="ce2"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00.9" calcext:value-type="float">
            <text:p>100,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30.7" calcext:value-type="float">
            <text:p>230,7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224.19" calcext:value-type="float">
            <text:p>224,1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table:style-name="ce5" office:value-type="float" office:value="720.69" calcext:value-type="float">
            <text:p>720,69</text:p>
          </table:table-cell>
          <table:table-cell table:style-name="ce5" office:value-type="float" office:value="98.55" calcext:value-type="float">
            <text:p>98,5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9" calcext:value-type="float">
            <text:p>1009</text:p>
          </table:table-cell>
          <table:table-cell table:style-name="ce5" office:value-type="float" office:value="33.4" calcext:value-type="float">
            <text:p>33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68.28" calcext:value-type="float">
            <text:p>68,2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36.31" calcext:value-type="float">
            <text:p>36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34.22" calcext:value-type="float">
            <text:p>34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35.03" calcext:value-type="float">
            <text:p>35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660.91" calcext:value-type="float">
            <text:p>660,91</text:p>
          </table:table-cell>
          <table:table-cell table:style-name="ce5" office:value-type="float" office:value="190" calcext:value-type="float">
            <text:p>19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table:style-name="ce5" office:value-type="float" office:value="519.4" calcext:value-type="float">
            <text:p>519,4</text:p>
          </table:table-cell>
          <table:table-cell table:style-name="ce5" office:value-type="float" office:value="95.3" calcext:value-type="float">
            <text:p>9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49.5" calcext:value-type="float">
            <text:p>1349,5</text:p>
          </table:table-cell>
          <table:table-cell table:style-name="ce5" office:value-type="float" office:value="26.81" calcext:value-type="float">
            <text:p>26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5.32" calcext:value-type="float">
            <text:p>815,32</text:p>
          </table:table-cell>
          <table:table-cell table:style-name="ce5" office:value-type="float" office:value="42.3" calcext:value-type="float">
            <text:p>4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15" calcext:value-type="float">
            <text:p>815,15</text:p>
          </table:table-cell>
          <table:table-cell table:style-name="ce5" office:value-type="float" office:value="85.56" calcext:value-type="float">
            <text:p>85,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3" calcext:value-type="float">
            <text:p>815,3</text:p>
          </table:table-cell>
          <table:table-cell table:style-name="ce5" office:value-type="float" office:value="85" calcext:value-type="float">
            <text:p>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624.39" calcext:value-type="float">
            <text:p>624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817.61" calcext:value-type="float">
            <text:p>817,61</text:p>
          </table:table-cell>
          <table:table-cell table:style-name="ce5" office:value-type="float" office:value="63.35" calcext:value-type="float">
            <text:p>63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34.85" calcext:value-type="float">
            <text:p>434,85</text:p>
          </table:table-cell>
          <table:table-cell table:style-name="ce5" office:value-type="float" office:value="28.7" calcext:value-type="float">
            <text:p>2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8.09" calcext:value-type="float">
            <text:p>68,0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table:style-name="ce2"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1318" calcext:value-type="float">
            <text:p>1318</text:p>
          </table:table-cell>
          <table:table-cell table:style-name="ce5" office:value-type="float" office:value="138.87" calcext:value-type="float">
            <text:p>138,87</text:p>
          </table:table-cell>
          <table:table-cell table:style-name="ce2"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16.19" calcext:value-type="float">
            <text:p>116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5" calcext:value-type="float">
            <text:p>4005</text:p>
          </table:table-cell>
          <table:table-cell table:style-name="ce5" office:value-type="float" office:value="83.4" calcext:value-type="float">
            <text:p>83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13.73" calcext:value-type="float">
            <text:p>113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61.6" calcext:value-type="float">
            <text:p>1261,6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table:style-name="ce5" office:value-type="float" office:value="3199.87" calcext:value-type="float">
            <text:p>3199,87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table:style-name="ce5" office:value-type="float" office:value="15999" calcext:value-type="float">
            <text:p>15999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2.51" calcext:value-type="float">
            <text:p>912,51</text:p>
          </table:table-cell>
          <table:table-cell table:style-name="ce5" office:value-type="float" office:value="23.75" calcext:value-type="float">
            <text:p>23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5.42" calcext:value-type="float">
            <text:p>25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table:style-name="ce2" office:value-type="string" calcext:value-type="string">
            <text:p>30.8.201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7.83" calcext:value-type="float">
            <text:p>97,83</text:p>
          </table:table-cell>
          <table:table-cell table:style-name="ce5" office:value-type="float" office:value="2553.4" calcext:value-type="float">
            <text:p>2553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table:style-name="ce5" office:value-type="float" office:value="1665.73" calcext:value-type="float">
            <text:p>1665,73</text:p>
          </table:table-cell>
          <table:table-cell table:style-name="ce5" office:value-type="float" office:value="688.6" calcext:value-type="float">
            <text:p>688,6</text:p>
          </table:table-cell>
          <table:table-cell table:style-name="ce2"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087.04" calcext:value-type="float">
            <text:p>5087,04</text:p>
          </table:table-cell>
          <table:table-cell table:style-name="ce5" office:value-type="float" office:value="304" calcext:value-type="float">
            <text:p>30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1557.54" calcext:value-type="float">
            <text:p>1557,54</text:p>
          </table:table-cell>
          <table:table-cell table:style-name="ce5" office:value-type="float" office:value="19.78" calcext:value-type="float">
            <text:p>19,7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1557" calcext:value-type="float">
            <text:p>1557</text:p>
          </table:table-cell>
          <table:table-cell table:style-name="ce5" office:value-type="float" office:value="13.64" calcext:value-type="float">
            <text:p>13,6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873.36" calcext:value-type="float">
            <text:p>873,36</text:p>
          </table:table-cell>
          <table:table-cell table:style-name="ce5" office:value-type="float" office:value="22.9" calcext:value-type="float">
            <text:p>22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74.74" calcext:value-type="float">
            <text:p>74,7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387.55" calcext:value-type="float">
            <text:p>3387,55</text:p>
          </table:table-cell>
          <table:table-cell table:style-name="ce5" office:value-type="float" office:value="57.4" calcext:value-type="float">
            <text:p>57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221.76" calcext:value-type="float">
            <text:p>221,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5504.45" calcext:value-type="float">
            <text:p>5504,45</text:p>
          </table:table-cell>
          <table:table-cell table:style-name="ce5" office:value-type="float" office:value="76.49" calcext:value-type="float">
            <text:p>76,4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72.57" calcext:value-type="float">
            <text:p>72,5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75.83" calcext:value-type="float">
            <text:p>3175,83</text:p>
          </table:table-cell>
          <table:table-cell table:style-name="ce5" office:value-type="float" office:value="54.4" calcext:value-type="float">
            <text:p>54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.86" calcext:value-type="float">
            <text:p>105,86</text:p>
          </table:table-cell>
          <table:table-cell table:style-name="ce5" office:value-type="float" office:value="68.3" calcext:value-type="float">
            <text:p>68,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92.52" calcext:value-type="float">
            <text:p>2792,52</text:p>
          </table:table-cell>
          <table:table-cell table:style-name="ce5" office:value-type="float" office:value="161.4" calcext:value-type="float">
            <text:p>161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83.4" calcext:value-type="float">
            <text:p>2783,4</text:p>
          </table:table-cell>
          <table:table-cell table:style-name="ce5" office:value-type="float" office:value="125.24" calcext:value-type="float">
            <text:p>125,2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69.93" calcext:value-type="float">
            <text:p>3169,93</text:p>
          </table:table-cell>
          <table:table-cell table:style-name="ce5" office:value-type="float" office:value="195.7" calcext:value-type="float">
            <text:p>195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44.37" calcext:value-type="float">
            <text:p>1544,37</text:p>
          </table:table-cell>
          <table:table-cell table:style-name="ce5" office:value-type="float" office:value="592.7" calcext:value-type="float">
            <text:p>592,7</text:p>
          </table:table-cell>
          <table:table-cell table:style-name="ce2" office:value-type="string" calcext:value-type="string">
            <text:p>31.12.203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8300" calcext:value-type="float">
            <text:p>18300</text:p>
          </table:table-cell>
          <table:table-cell table:style-name="ce5" office:value-type="float" office:value="78.52" calcext:value-type="float">
            <text:p>78,52</text:p>
          </table:table-cell>
          <table:table-cell table:style-name="ce2"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49.5" calcext:value-type="float">
            <text:p>749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table:style-name="ce5" office:value-type="float" office:value="60720" calcext:value-type="float">
            <text:p>60720</text:p>
          </table:table-cell>
          <table:table-cell table:style-name="ce5" office:value-type="float" office:value="2.5" calcext:value-type="float">
            <text:p>2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0100" calcext:value-type="float">
            <text:p>30100</text:p>
          </table:table-cell>
          <table:table-cell table:style-name="ce5" office:value-type="float" office:value="27.05" calcext:value-type="float">
            <text:p>27,0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2380" calcext:value-type="float">
            <text:p>12380</text:p>
          </table:table-cell>
          <table:table-cell table:style-name="ce5" office:value-type="float" office:value="193.5" calcext:value-type="float">
            <text:p>193,5</text:p>
          </table:table-cell>
          <table:table-cell table:style-name="ce2" office:value-type="string" calcext:value-type="string">
            <text:p>14.6.2018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table:style-name="ce5" office:value-type="float" office:value="12098.39" calcext:value-type="float">
            <text:p>12098,39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012.89" calcext:value-type="float">
            <text:p>1012,89</text:p>
          </table:table-cell>
          <table:table-cell table:style-name="ce5" office:value-type="float" office:value="507.44" calcext:value-type="float">
            <text:p>507,4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344.77" calcext:value-type="float">
            <text:p>5344,77</text:p>
          </table:table-cell>
          <table:table-cell table:style-name="ce5" office:value-type="float" office:value="922.45" calcext:value-type="float">
            <text:p>922,45</text:p>
          </table:table-cell>
          <table:table-cell table:style-name="ce2" office:value-type="string" calcext:value-type="string">
            <text:p>11.6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0767.22" calcext:value-type="float">
            <text:p>20767,22</text:p>
          </table:table-cell>
          <table:table-cell table:style-name="ce5" office:value-type="float" office:value="211.4" calcext:value-type="float">
            <text:p>211,4</text:p>
          </table:table-cell>
          <table:table-cell table:style-name="ce2"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956.49" calcext:value-type="float">
            <text:p>2956,49</text:p>
          </table:table-cell>
          <table:table-cell table:style-name="ce5" office:value-type="float" office:value="25.5" calcext:value-type="float">
            <text:p>25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table:style-name="ce5" office:value-type="float" office:value="3236.87" calcext:value-type="float">
            <text:p>3236,87</text:p>
          </table:table-cell>
          <table:table-cell table:style-name="ce5" office:value-type="float" office:value="769.9" calcext:value-type="float">
            <text:p>769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44.46" calcext:value-type="float">
            <text:p>44,4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44.11" calcext:value-type="float">
            <text:p>44,1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88.23" calcext:value-type="float">
            <text:p>2388,23</text:p>
          </table:table-cell>
          <table:table-cell table:style-name="ce5" office:value-type="float" office:value="41.85" calcext:value-type="float">
            <text:p>41,8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2991.02" calcext:value-type="float">
            <text:p>42991,02</text:p>
          </table:table-cell>
          <table:table-cell table:style-name="ce5" office:value-type="float" office:value="13.3" calcext:value-type="float">
            <text:p>13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table:style-name="ce5" office:value-type="float" office:value="4829" calcext:value-type="float">
            <text:p>482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112.3" calcext:value-type="float">
            <text:p>112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64.03" calcext:value-type="float">
            <text:p>564,03</text:p>
          </table:table-cell>
          <table:table-cell table:style-name="ce5" office:value-type="float" office:value="380.17" calcext:value-type="float">
            <text:p>380,1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09.8" calcext:value-type="float">
            <text:p>109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759.41" calcext:value-type="float">
            <text:p>1759,41</text:p>
          </table:table-cell>
          <table:table-cell table:style-name="ce5" office:value-type="float" office:value="37.1" calcext:value-type="float">
            <text:p>37,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32500" calcext:value-type="float">
            <text:p>32500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745.34" calcext:value-type="float">
            <text:p>6745,34</text:p>
          </table:table-cell>
          <table:table-cell table:style-name="ce5" office:value-type="float" office:value="246.3" calcext:value-type="float">
            <text:p>246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05.3" calcext:value-type="float">
            <text:p>1605,3</text:p>
          </table:table-cell>
          <table:table-cell table:style-name="ce5" office:value-type="float" office:value="198.75" calcext:value-type="float">
            <text:p>198,7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5" calcext:value-type="float">
            <text:p>1038,35</text:p>
          </table:table-cell>
          <table:table-cell table:style-name="ce5" office:value-type="float" office:value="55.4" calcext:value-type="float">
            <text:p>55,4</text:p>
          </table:table-cell>
          <table:table-cell table:style-name="ce2"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4472.71" calcext:value-type="float">
            <text:p>4472,71</text:p>
          </table:table-cell>
          <table:table-cell table:style-name="ce5" office:value-type="float" office:value="187.55" calcext:value-type="float">
            <text:p>187,5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6000" calcext:value-type="float">
            <text:p>56000</text:p>
          </table:table-cell>
          <table:table-cell table:style-name="ce5" office:value-type="float" office:value="51.73" calcext:value-type="float">
            <text:p>51,7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table:style-name="ce5" office:value-type="float" office:value="37381" calcext:value-type="float">
            <text:p>37381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3875.49" calcext:value-type="float">
            <text:p>33875,49</text:p>
          </table:table-cell>
          <table:table-cell table:style-name="ce5" office:value-type="float" office:value="64.5" calcext:value-type="float">
            <text:p>64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9852" calcext:value-type="float">
            <text:p>49852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450" calcext:value-type="float">
            <text:p>9450</text:p>
          </table:table-cell>
          <table:table-cell table:style-name="ce5" office:value-type="float" office:value="115.1" calcext:value-type="float">
            <text:p>115,1</text:p>
          </table:table-cell>
          <table:table-cell table:style-name="ce2"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978" calcext:value-type="float">
            <text:p>3978</text:p>
          </table:table-cell>
          <table:table-cell table:style-name="ce5" office:value-type="float" office:value="133.25" calcext:value-type="float">
            <text:p>133,2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135.4" calcext:value-type="float">
            <text:p>135,4</text:p>
          </table:table-cell>
          <table:table-cell table:style-name="ce2"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939.16" calcext:value-type="float">
            <text:p>2939,16</text:p>
          </table:table-cell>
          <table:table-cell table:style-name="ce5" office:value-type="float" office:value="80.05" calcext:value-type="float">
            <text:p>80,0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470.14" calcext:value-type="float">
            <text:p>3470,14</text:p>
          </table:table-cell>
          <table:table-cell table:style-name="ce5" office:value-type="float" office:value="785.88" calcext:value-type="float">
            <text:p>785,88</text:p>
          </table:table-cell>
          <table:table-cell table:style-name="ce2"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42.35" calcext:value-type="float">
            <text:p>942,35</text:p>
          </table:table-cell>
          <table:table-cell table:style-name="ce5" office:value-type="float" office:value="107.3" calcext:value-type="float">
            <text:p>107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18.54" calcext:value-type="float">
            <text:p>118,5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211" calcext:value-type="float">
            <text:p>21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i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44.08" calcext:value-type="float">
            <text:p>344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144.4" calcext:value-type="float">
            <text:p>144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978.49" calcext:value-type="float">
            <text:p>8978,49</text:p>
          </table:table-cell>
          <table:table-cell table:style-name="ce5" office:value-type="float" office:value="55.8" calcext:value-type="float">
            <text:p>55,8</text:p>
          </table:table-cell>
          <table:table-cell table:style-name="ce2"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table:style-name="ce2"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9.9" calcext:value-type="float">
            <text:p>59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257.28" calcext:value-type="float">
            <text:p>4257,28</text:p>
          </table:table-cell>
          <table:table-cell table:style-name="ce5" office:value-type="float" office:value="287.12" calcext:value-type="float">
            <text:p>287,1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322.76" calcext:value-type="float">
            <text:p>3322,76</text:p>
          </table:table-cell>
          <table:table-cell table:style-name="ce5" office:value-type="float" office:value="430.06" calcext:value-type="float">
            <text:p>430,0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46.53" calcext:value-type="float">
            <text:p>2646,53</text:p>
          </table:table-cell>
          <table:table-cell table:style-name="ce5" office:value-type="float" office:value="97.97" calcext:value-type="float">
            <text:p>97,9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35.84" calcext:value-type="float">
            <text:p>35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100" calcext:value-type="float">
            <text:p>2100</text:p>
          </table:table-cell>
          <table:table-cell table:style-name="ce5" office:value-type="float" office:value="77.9" calcext:value-type="float">
            <text:p>77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811.04" calcext:value-type="float">
            <text:p>5811,04</text:p>
          </table:table-cell>
          <table:table-cell table:style-name="ce5" office:value-type="float" office:value="89.6" calcext:value-type="float">
            <text:p>89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600" calcext:value-type="float">
            <text:p>9600</text:p>
          </table:table-cell>
          <table:table-cell table:style-name="ce5" office:value-type="float" office:value="66.7" calcext:value-type="float">
            <text:p>66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7727.84" calcext:value-type="float">
            <text:p>7727,84</text:p>
          </table:table-cell>
          <table:table-cell table:style-name="ce5" office:value-type="float" office:value="70.3" calcext:value-type="float">
            <text:p>70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400" calcext:value-type="float">
            <text:p>8400</text:p>
          </table:table-cell>
          <table:table-cell table:style-name="ce5" office:value-type="float" office:value="65.6" calcext:value-type="float">
            <text:p>65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002.66" calcext:value-type="float">
            <text:p>3002,66</text:p>
          </table:table-cell>
          <table:table-cell table:style-name="ce5" office:value-type="float" office:value="147.72" calcext:value-type="float">
            <text:p>147,7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46.27" calcext:value-type="float">
            <text:p>46,2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52.78" calcext:value-type="float">
            <text:p>52,7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90" calcext:value-type="float">
            <text:p>10190</text:p>
          </table:table-cell>
          <table:table-cell table:style-name="ce5" office:value-type="float" office:value="51.51" calcext:value-type="float">
            <text:p>51,5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2.72" calcext:value-type="float">
            <text:p>102,72</text:p>
          </table:table-cell>
          <table:table-cell table:style-name="ce5" office:value-type="float" office:value="46.5" calcext:value-type="float">
            <text:p>4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24.18" calcext:value-type="float">
            <text:p>224,18</text:p>
          </table:table-cell>
          <table:table-cell table:style-name="ce5" office:value-type="float" office:value="22.74" calcext:value-type="float">
            <text:p>22,7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49.4" calcext:value-type="float">
            <text:p>2649,4</text:p>
          </table:table-cell>
          <table:table-cell table:style-name="ce5" office:value-type="float" office:value="47.15" calcext:value-type="float">
            <text:p>47,1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575" calcext:value-type="float">
            <text:p>15575</text:p>
          </table:table-cell>
          <table:table-cell table:style-name="ce5" office:value-type="float" office:value="28.03" calcext:value-type="float">
            <text:p>28,0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590.99" calcext:value-type="float">
            <text:p>15590,99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table:style-name="ce5" office:value-type="float" office:value="16776.79" calcext:value-type="float">
            <text:p>16776,79</text:p>
          </table:table-cell>
          <table:table-cell table:style-name="ce5" office:value-type="float" office:value="38.1" calcext:value-type="float">
            <text:p>38,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9.6" calcext:value-type="float">
            <text:p>39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431.32" calcext:value-type="float">
            <text:p>19431,32</text:p>
          </table:table-cell>
          <table:table-cell table:style-name="ce5" office:value-type="float" office:value="25.65" calcext:value-type="float">
            <text:p>25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92" calcext:value-type="float">
            <text:p>2692</text:p>
          </table:table-cell>
          <table:table-cell table:style-name="ce5" office:value-type="float" office:value="425.46" calcext:value-type="float">
            <text:p>425,4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15.08" calcext:value-type="float">
            <text:p>3115,08</text:p>
          </table:table-cell>
          <table:table-cell table:style-name="ce5" office:value-type="float" office:value="27.67" calcext:value-type="float">
            <text:p>27,6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77.24" calcext:value-type="float">
            <text:p>77,2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.4" calcext:value-type="float">
            <text:p>0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950.67" calcext:value-type="float">
            <text:p>2950,67</text:p>
          </table:table-cell>
          <table:table-cell table:style-name="ce5" office:value-type="float" office:value="97.5" calcext:value-type="float">
            <text:p>97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24.42" calcext:value-type="float">
            <text:p>24,4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85.67" calcext:value-type="float">
            <text:p>1085,6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34.76" calcext:value-type="float">
            <text:p>534,76</text:p>
          </table:table-cell>
          <table:table-cell table:style-name="ce5" office:value-type="float" office:value="128" calcext:value-type="float">
            <text:p>12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6.09" calcext:value-type="float">
            <text:p>6006,09</text:p>
          </table:table-cell>
          <table:table-cell table:style-name="ce5" office:value-type="float" office:value="995.6" calcext:value-type="float">
            <text:p>995,6</text:p>
          </table:table-cell>
          <table:table-cell table:style-name="ce2"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7752.5" calcext:value-type="float">
            <text:p>27752,5</text:p>
          </table:table-cell>
          <table:table-cell table:style-name="ce5" office:value-type="float" office:value="38" calcext:value-type="float">
            <text:p>3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93.08" calcext:value-type="float">
            <text:p>193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0767.22" calcext:value-type="float">
            <text:p>20767,22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821.25" calcext:value-type="float">
            <text:p>3821,25</text:p>
          </table:table-cell>
          <table:table-cell table:style-name="ce5" office:value-type="float" office:value="135.31" calcext:value-type="float">
            <text:p>135,31</text:p>
          </table:table-cell>
          <table:table-cell table:style-name="ce2"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6933.08" calcext:value-type="float">
            <text:p>6933,08</text:p>
          </table:table-cell>
          <table:table-cell table:style-name="ce5" office:value-type="float" office:value="102.95" calcext:value-type="float">
            <text:p>102,95</text:p>
          </table:table-cell>
          <table:table-cell table:style-name="ce2"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3348.9" calcext:value-type="float">
            <text:p>13348,9</text:p>
          </table:table-cell>
          <table:table-cell table:style-name="ce5" office:value-type="float" office:value="191.9" calcext:value-type="float">
            <text:p>191,9</text:p>
          </table:table-cell>
          <table:table-cell table:style-name="ce2" office:value-type="string" calcext:value-type="string">
            <text:p>31.3.201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80.41" calcext:value-type="float">
            <text:p>280,41</text:p>
          </table:table-cell>
          <table:table-cell table:style-name="ce5" office:value-type="float" office:value="727.47" calcext:value-type="float">
            <text:p>727,4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301.61" calcext:value-type="float">
            <text:p>301,61</text:p>
          </table:table-cell>
          <table:table-cell table:style-name="ce2"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962" calcext:value-type="float">
            <text:p>15962</text:p>
          </table:table-cell>
          <table:table-cell table:style-name="ce5" office:value-type="float" office:value="62.65" calcext:value-type="float">
            <text:p>62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64.03" calcext:value-type="float">
            <text:p>564,03</text:p>
          </table:table-cell>
          <table:table-cell table:style-name="ce5" office:value-type="float" office:value="94.35" calcext:value-type="float">
            <text:p>94,3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663" calcext:value-type="float">
            <text:p>3663</text:p>
          </table:table-cell>
          <table:table-cell table:style-name="ce5" office:value-type="float" office:value="484.76" calcext:value-type="float">
            <text:p>484,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738.1" calcext:value-type="float">
            <text:p>3738,1</text:p>
          </table:table-cell>
          <table:table-cell table:style-name="ce5" office:value-type="float" office:value="53.95" calcext:value-type="float">
            <text:p>53,9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06.22" calcext:value-type="float">
            <text:p>306,22</text:p>
          </table:table-cell>
          <table:table-cell table:style-name="ce5" office:value-type="float" office:value="88.45" calcext:value-type="float">
            <text:p>88,4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7.94" calcext:value-type="float">
            <text:p>457,94</text:p>
          </table:table-cell>
          <table:table-cell table:style-name="ce5" office:value-type="float" office:value="281.1" calcext:value-type="float">
            <text:p>281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41.55" calcext:value-type="float">
            <text:p>41,5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137.4" calcext:value-type="float">
            <text:p>137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233.85" calcext:value-type="float">
            <text:p>233,8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47.5" calcext:value-type="float">
            <text:p>47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681.47" calcext:value-type="float">
            <text:p>681,47</text:p>
          </table:table-cell>
          <table:table-cell table:style-name="ce2" office:value-type="string" calcext:value-type="string">
            <text:p>19.5.203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table:style-name="ce2"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3092.36" calcext:value-type="float">
            <text:p>3092,36</text:p>
          </table:table-cell>
          <table:table-cell table:style-name="ce5" office:value-type="float" office:value="45.02" calcext:value-type="float">
            <text:p>45,0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table:style-name="ce5" office:value-type="float" office:value="4654.7" calcext:value-type="float">
            <text:p>4654,7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5011.74" calcext:value-type="float">
            <text:p>5011,74</text:p>
          </table:table-cell>
          <table:table-cell table:style-name="ce5" office:value-type="float" office:value="86.5" calcext:value-type="float">
            <text:p>8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84.54" calcext:value-type="float">
            <text:p>6084,54</text:p>
          </table:table-cell>
          <table:table-cell table:style-name="ce5" office:value-type="float" office:value="343" calcext:value-type="float">
            <text:p>34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720.74" calcext:value-type="float">
            <text:p>10720,74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362" calcext:value-type="float">
            <text:p>19362</text:p>
          </table:table-cell>
          <table:table-cell table:style-name="ce5" office:value-type="float" office:value="77.47" calcext:value-type="float">
            <text:p>77,47</text:p>
          </table:table-cell>
          <table:table-cell table:style-name="ce2"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7815.26" calcext:value-type="float">
            <text:p>47815,26</text:p>
          </table:table-cell>
          <table:table-cell table:style-name="ce5" office:value-type="float" office:value="19.65" calcext:value-type="float">
            <text:p>19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56.87" calcext:value-type="float">
            <text:p>2456,87</text:p>
          </table:table-cell>
          <table:table-cell table:style-name="ce5" office:value-type="float" office:value="332.07" calcext:value-type="float">
            <text:p>332,07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54.28" calcext:value-type="float">
            <text:p>1154,28</text:p>
          </table:table-cell>
          <table:table-cell table:style-name="ce5" office:value-type="float" office:value="18.23" calcext:value-type="float">
            <text:p>18,2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table:style-name="ce5" office:value-type="float" office:value="9749.02" calcext:value-type="float">
            <text:p>9749,02</text:p>
          </table:table-cell>
          <table:table-cell table:style-name="ce5" office:value-type="float" office:value="837.17" calcext:value-type="float">
            <text:p>837,17</text:p>
          </table:table-cell>
          <table:table-cell table:style-name="ce2"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8944.06" calcext:value-type="float">
            <text:p>8944,06</text:p>
          </table:table-cell>
          <table:table-cell table:style-name="ce5" office:value-type="float" office:value="68" calcext:value-type="float">
            <text:p>68</text:p>
          </table:table-cell>
          <table:table-cell table:style-name="ce2"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42.17" calcext:value-type="float">
            <text:p>1142,17</text:p>
          </table:table-cell>
          <table:table-cell table:style-name="ce5" office:value-type="float" office:value="85.38" calcext:value-type="float">
            <text:p>85,3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4.14" calcext:value-type="float">
            <text:p>54,1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656.98" calcext:value-type="float">
            <text:p>5656,98</text:p>
          </table:table-cell>
          <table:table-cell table:style-name="ce5" office:value-type="float" office:value="413.27" calcext:value-type="float">
            <text:p>413,27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table:style-name="ce5" office:value-type="float" office:value="4842.77" calcext:value-type="float">
            <text:p>4842,77</text:p>
          </table:table-cell>
          <table:table-cell table:style-name="ce5" office:value-type="float" office:value="200.35" calcext:value-type="float">
            <text:p>200,35</text:p>
          </table:table-cell>
          <table:table-cell table:style-name="ce2" office:value-type="string" calcext:value-type="string">
            <text:p>31.12.202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508.02" calcext:value-type="float">
            <text:p>3508,02</text:p>
          </table:table-cell>
          <table:table-cell table:style-name="ce5" office:value-type="float" office:value="894.19" calcext:value-type="float">
            <text:p>894,19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22.06" calcext:value-type="float">
            <text:p>822,06</text:p>
          </table:table-cell>
          <table:table-cell table:style-name="ce5" office:value-type="float" office:value="286.63" calcext:value-type="float">
            <text:p>286,6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3410.08" calcext:value-type="float">
            <text:p>23410,08</text:p>
          </table:table-cell>
          <table:table-cell table:style-name="ce5" office:value-type="float" office:value="51.02" calcext:value-type="float">
            <text:p>51,0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482.08" calcext:value-type="float">
            <text:p>1482,08</text:p>
          </table:table-cell>
          <table:table-cell table:style-name="ce5" office:value-type="float" office:value="181.64" calcext:value-type="float">
            <text:p>181,64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6000" calcext:value-type="float">
            <text:p>26000</text:p>
          </table:table-cell>
          <table:table-cell table:style-name="ce5" office:value-type="float" office:value="2.5" calcext:value-type="float">
            <text:p>2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56.5" calcext:value-type="float">
            <text:p>1256,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02.27" calcext:value-type="float">
            <text:p>402,27</text:p>
          </table:table-cell>
          <table:table-cell table:style-name="ce5" office:value-type="float" office:value="2230.87" calcext:value-type="float">
            <text:p>2230,87</text:p>
          </table:table-cell>
          <table:table-cell table:style-name="ce2"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2210.18" calcext:value-type="float">
            <text:p>2210,18</text:p>
          </table:table-cell>
          <table:table-cell table:style-name="ce5" office:value-type="float" office:value="130.36" calcext:value-type="float">
            <text:p>130,3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9.92" calcext:value-type="float">
            <text:p>219,92</text:p>
          </table:table-cell>
          <table:table-cell table:style-name="ce5" office:value-type="float" office:value="161.13" calcext:value-type="float">
            <text:p>161,1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0.84" calcext:value-type="float">
            <text:p>30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6.6" calcext:value-type="float">
            <text:p>46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.8" calcext:value-type="float">
            <text:p>15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3.5" calcext:value-type="float">
            <text:p>33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15.7" calcext:value-type="float">
            <text:p>15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87.2" calcext:value-type="float">
            <text:p>587,2</text:p>
          </table:table-cell>
          <table:table-cell table:style-name="ce5" office:value-type="float" office:value="163.31" calcext:value-type="float">
            <text:p>163,3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49.36" calcext:value-type="float">
            <text:p>949,36</text:p>
          </table:table-cell>
          <table:table-cell table:style-name="ce5" office:value-type="float" office:value="80.08" calcext:value-type="float">
            <text:p>80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4.44" calcext:value-type="float">
            <text:p>34,4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" calcext:value-type="float">
            <text:p>1038,3</text:p>
          </table:table-cell>
          <table:table-cell table:style-name="ce5" office:value-type="float" office:value="48.32" calcext:value-type="float">
            <text:p>48,3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0.3" calcext:value-type="float">
            <text:p>80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59.17" calcext:value-type="float">
            <text:p>59,1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.84" calcext:value-type="float">
            <text:p>61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113.63" calcext:value-type="float">
            <text:p>113,6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" calcext:value-type="float">
            <text:p>1038,3</text:p>
          </table:table-cell>
          <table:table-cell table:style-name="ce5" office:value-type="float" office:value="18.6" calcext:value-type="float">
            <text:p>18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1.3" calcext:value-type="float">
            <text:p>151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1.36" calcext:value-type="float">
            <text:p>31,3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784.08" calcext:value-type="float">
            <text:p>4784,08</text:p>
          </table:table-cell>
          <table:table-cell table:style-name="ce5" office:value-type="float" office:value="24.22" calcext:value-type="float">
            <text:p>24,2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36.98" calcext:value-type="float">
            <text:p>736,98</text:p>
          </table:table-cell>
          <table:table-cell table:style-name="ce5" office:value-type="float" office:value="290.5" calcext:value-type="float">
            <text:p>290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974.97" calcext:value-type="float">
            <text:p>6974,97</text:p>
          </table:table-cell>
          <table:table-cell table:style-name="ce5" office:value-type="float" office:value="416.69" calcext:value-type="float">
            <text:p>416,69</text:p>
          </table:table-cell>
          <table:table-cell table:style-name="ce2"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40.3" calcext:value-type="float">
            <text:p>540,3</text:p>
          </table:table-cell>
          <table:table-cell table:style-name="ce5" office:value-type="float" office:value="304.41" calcext:value-type="float">
            <text:p>304,4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297.8" calcext:value-type="float">
            <text:p>5297,8</text:p>
          </table:table-cell>
          <table:table-cell table:style-name="ce5" office:value-type="float" office:value="145" calcext:value-type="float">
            <text:p>14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81.21" calcext:value-type="float">
            <text:p>181,21</text:p>
          </table:table-cell>
          <table:table-cell table:style-name="ce5" office:value-type="float" office:value="330.06" calcext:value-type="float">
            <text:p>330,0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645.15" calcext:value-type="float">
            <text:p>3645,15</text:p>
          </table:table-cell>
          <table:table-cell table:style-name="ce5" office:value-type="float" office:value="620" calcext:value-type="float">
            <text:p>62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3649.33" calcext:value-type="float">
            <text:p>23649,33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254.64" calcext:value-type="float">
            <text:p>254,64</text:p>
          </table:table-cell>
          <table:table-cell table:style-name="ce5" office:value-type="float" office:value="792.61" calcext:value-type="float">
            <text:p>792,6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30" calcext:value-type="float">
            <text:p>53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3135.38" calcext:value-type="float">
            <text:p>3135,38</text:p>
          </table:table-cell>
          <table:table-cell table:style-name="ce5" office:value-type="float" office:value="32.5" calcext:value-type="float">
            <text:p>32,5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table:style-name="ce2"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3713.33" calcext:value-type="float">
            <text:p>3713,33</text:p>
          </table:table-cell>
          <table:table-cell table:style-name="ce5" office:value-type="float" office:value="38.57" calcext:value-type="float">
            <text:p>38,5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356.87" calcext:value-type="float">
            <text:p>3356,87</text:p>
          </table:table-cell>
          <table:table-cell table:style-name="ce5" office:value-type="float" office:value="183.23" calcext:value-type="float">
            <text:p>183,23</text:p>
          </table:table-cell>
          <table:table-cell table:style-name="ce2" office:value-type="string" calcext:value-type="string">
            <text:p>1.7.2019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31.2" calcext:value-type="float">
            <text:p>2131,2</text:p>
          </table:table-cell>
          <table:table-cell table:style-name="ce5" office:value-type="float" office:value="1876.88" calcext:value-type="float">
            <text:p>1876,88</text:p>
          </table:table-cell>
          <table:table-cell table:style-name="ce2"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48.2" calcext:value-type="float">
            <text:p>1348,2</text:p>
          </table:table-cell>
          <table:table-cell table:style-name="ce5" office:value-type="float" office:value="113.04" calcext:value-type="float">
            <text:p>113,0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136" calcext:value-type="float">
            <text:p>6136</text:p>
          </table:table-cell>
          <table:table-cell table:style-name="ce5" office:value-type="float" office:value="431.91" calcext:value-type="float">
            <text:p>431,91</text:p>
          </table:table-cell>
          <table:table-cell table:style-name="ce2"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89.96" calcext:value-type="float">
            <text:p>89,9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594" calcext:value-type="float">
            <text:p>2594</text:p>
          </table:table-cell>
          <table:table-cell table:style-name="ce5" office:value-type="float" office:value="75.16" calcext:value-type="float">
            <text:p>75,1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table:style-name="ce5" office:value-type="float" office:value="14040" calcext:value-type="float">
            <text:p>14040</text:p>
          </table:table-cell>
          <table:table-cell table:style-name="ce5" office:value-type="float" office:value="1.5" calcext:value-type="float">
            <text:p>1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.7" calcext:value-type="float">
            <text:p>26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.14" calcext:value-type="float">
            <text:p>1018,14</text:p>
          </table:table-cell>
          <table:table-cell table:style-name="ce5" office:value-type="float" office:value="52.52" calcext:value-type="float">
            <text:p>52,5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52.08" calcext:value-type="float">
            <text:p>52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52.12" calcext:value-type="float">
            <text:p>52,1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52.19" calcext:value-type="float">
            <text:p>52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7.1" calcext:value-type="float">
            <text:p>917,1</text:p>
          </table:table-cell>
          <table:table-cell table:style-name="ce5" office:value-type="float" office:value="122.4" calcext:value-type="float">
            <text:p>12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38.87" calcext:value-type="float">
            <text:p>1038,87</text:p>
          </table:table-cell>
          <table:table-cell table:style-name="ce5" office:value-type="float" office:value="47.4" calcext:value-type="float">
            <text:p>4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59.1" calcext:value-type="float">
            <text:p>5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8.21" calcext:value-type="float">
            <text:p>1208,21</text:p>
          </table:table-cell>
          <table:table-cell table:style-name="ce5" office:value-type="float" office:value="47.1" calcext:value-type="float">
            <text:p>47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.67" calcext:value-type="float">
            <text:p>1220,67</text:p>
          </table:table-cell>
          <table:table-cell table:style-name="ce5" office:value-type="float" office:value="45.3" calcext:value-type="float">
            <text:p>4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61.19" calcext:value-type="float">
            <text:p>1261,19</text:p>
          </table:table-cell>
          <table:table-cell table:style-name="ce5" office:value-type="float" office:value="47.2" calcext:value-type="float">
            <text:p>47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28.5" calcext:value-type="float">
            <text:p>1528,5</text:p>
          </table:table-cell>
          <table:table-cell table:style-name="ce5" office:value-type="float" office:value="59.1" calcext:value-type="float">
            <text:p>5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87" calcext:value-type="float">
            <text:p>8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54.72" calcext:value-type="float">
            <text:p>54,7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31.76" calcext:value-type="float">
            <text:p>631,76</text:p>
          </table:table-cell>
          <table:table-cell table:style-name="ce5" office:value-type="float" office:value="82.1" calcext:value-type="float">
            <text:p>82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table:style-name="ce2"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8.12" calcext:value-type="float">
            <text:p>608,12</text:p>
          </table:table-cell>
          <table:table-cell table:style-name="ce5" office:value-type="float" office:value="79.7" calcext:value-type="float">
            <text:p>79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8.12" calcext:value-type="float">
            <text:p>608,12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11.4" calcext:value-type="float">
            <text:p>611,4</text:p>
          </table:table-cell>
          <table:table-cell table:style-name="ce5" office:value-type="float" office:value="17.22" calcext:value-type="float">
            <text:p>17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31.1" calcext:value-type="float">
            <text:p>631,1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95.2" calcext:value-type="float">
            <text:p>1395,2</text:p>
          </table:table-cell>
          <table:table-cell table:style-name="ce5" office:value-type="float" office:value="33.2" calcext:value-type="float">
            <text:p>33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33" calcext:value-type="float">
            <text:p>1333</text:p>
          </table:table-cell>
          <table:table-cell table:style-name="ce5" office:value-type="float" office:value="166.46" calcext:value-type="float">
            <text:p>166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.92" calcext:value-type="float">
            <text:p>61,9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165.46" calcext:value-type="float">
            <text:p>165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24.7" calcext:value-type="float">
            <text:p>1324,7</text:p>
          </table:table-cell>
          <table:table-cell table:style-name="ce5" office:value-type="float" office:value="90.19" calcext:value-type="float">
            <text:p>90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66.15" calcext:value-type="float">
            <text:p>866,15</text:p>
          </table:table-cell>
          <table:table-cell table:style-name="ce5" office:value-type="float" office:value="148.94" calcext:value-type="float">
            <text:p>148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210.7" calcext:value-type="float">
            <text:p>210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table:style-name="ce2"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49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5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5"/>
      </table:named-expressions>
      <table:database-ranges>
        <table:database-range table:name="__Anonymous_Sheet_DB__0" table:target-range-address="Nebytové_prostory_2014_10_02_Bá.A1:Nebytové_prostory_2014_10_02_Bá.P10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0P2" style:volatile="true">
      <loext:fill-character> </loext:fill-character>
      <number:text>- 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3P2" style:volatile="true">
      <loext:fill-character> </loext:fill-character>
      <number:text>- Kč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.00.0000</text:date>, <text:time style:data-style-name="N2" text:time-value="12:14:50.04744726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1T12:15:50.76293699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368" meta:object-count="0"/>
  </office:meta>
</office:document-meta>
</file>